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fo:margin-left="0in" fo:margin-top="0.7903in" fo:margin-bottom="0.4299in" table:align="left" style:shadow="none"/>
    </style:style>
    <style:style style:name="Table2.A" style:family="table-column">
      <style:table-column-properties style:column-width="0.8472in"/>
    </style:style>
    <style:style style:name="Table2.B" style:family="table-column">
      <style:table-column-properties style:column-width="2.8778in"/>
    </style:style>
    <style:style style:name="Table2.C" style:family="table-column">
      <style:table-column-properties style:column-width="1.4854in"/>
    </style:style>
    <style:style style:name="Table2.D" style:family="table-column">
      <style:table-column-properties style:column-width="1.4896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fo:text-align="start" style:justify-single-word="false" style:page-number="auto"/>
    </style:style>
    <style:style style:name="P7" style:family="paragraph" style:parent-style-name="Heading_20_3">
      <style:paragraph-properties fo:text-align="center" style:justify-single-word="false"/>
      <style:text-properties fo:font-variant="small-caps" style:font-weight-complex="600" style:font-relief="embossed"/>
    </style:style>
    <style:style style:name="P8" style:family="paragraph" style:parent-style-name="Text_20_body">
      <style:paragraph-properties fo:margin-top="0.2201in" fo:margin-bottom="0.0799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city&gt;">&lt;company.city&gt;</text:text-input>, Le <text:text-input text:description="&lt;formatLang(o.date_request,date=True)&gt;">&lt;formatLang(o.date_request,date=True)&gt;</text:text-input></text:p>
      <text:p text:style-name="P1"/>
      <text:h text:style-name="P7" text:outline-level="3">Demande d'entente préalab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om, Prénom</text:p>
          </table:table-cell>
          <table:table-cell table:style-name="Table1.B1" office:value-type="string">
            <text:p text:style-name="P4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4">Date de naissance</text:p>
          </table:table-cell>
          <table:table-cell table:style-name="Table1.B2" office:value-type="string">
            <text:p text:style-name="P4"><text:text-input text:description="&lt;o.partner_id.dob&gt;">dob</text:text-input></text:p>
          </table:table-cell>
        </table:table-row>
        <table:table-row>
          <table:table-cell table:style-name="Table1.A2" office:value-type="string">
            <text:p text:style-name="P4">LM :</text:p>
          </table:table-cell>
          <table:table-cell table:style-name="Table1.B2" office:value-type="string">
            <text:p text:style-name="P4"><text:text-input text:description="&lt;o.partner_id.cafatid&gt;">cafatid</text:text-input></text:p>
          </table:table-cell>
        </table:table-row>
        <table:table-row>
          <table:table-cell table:style-name="Table1.A2" office:value-type="string">
            <text:p text:style-name="P4">Médecin référent</text:p>
          </table:table-cell>
          <table:table-cell table:style-name="Table1.B2" office:value-type="string">
            <text:p text:style-name="P4"><text:text-input text:description="&lt;o.referent_id.title.name&gt;">title</text:text-input> <text:text-input text:description="&lt;o.referent_id.fullname&gt;">referent fullnam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<text:text-input text:description="&lt;for each=&quot;line in o.request_line_ids&quot;&gt;">&lt;for each="line in o.request_line_ids"&gt;</text:text-input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5"><text:text-input text:description="&lt;line.sequence&gt;">sequence</text:text-input>/</text:p>
          </table:table-cell>
          <table:table-cell table:style-name="Table2.A1" office:value-type="string">
            <text:p text:style-name="P4"><text:text-input text:description="&lt;line.product_id.name&gt;">&lt;line.product_id.name&gt;</text:text-input></text:p>
          </table:table-cell>
          <table:table-cell table:style-name="Table2.A1" office:value-type="string">
            <text:p text:style-name="P4"><text:text-input text:description="&lt;line.product_id.code&gt;">&lt;line.product_id.code&gt;</text:text-input></text:p>
          </table:table-cell>
          <table:table-cell table:style-name="Table2.A1" office:value-type="string">
            <text:p text:style-name="P4"><text:text-input text:description="&lt;line.comment&gt;">comment</text:text-input></text:p>
          </table:table-cell>
        </table:table-row>
        <table:table-row>
          <table:table-cell table:style-name="Table2.A1" office:value-type="string">
            <text:p text:style-name="P4"><text:text-input text:description="&lt;/for&gt;">endfor</text:text-input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Text_20_body"><text:text-input text:description="&lt;o.comment&gt;">comment</text:text-input></text:p>
      <text:p text:style-name="P8">Bien cordialement</text:p>
      <text:p text:style-name="P3"><text:text-input text:description="&lt;user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1-22T16:35:02</meta:creation-date>
    <dc:date>2014-01-26T02:22:08</dc:date>
    <meta:editing-duration>PT1H21M51S</meta:editing-duration>
    <meta:editing-cycles>42</meta:editing-cycles>
    <meta:generator>LibreOffice/3.5$Linux_X86_64 LibreOffice_project/350m1$Build-2</meta:generator>
    <meta:document-statistic meta:table-count="2" meta:image-count="0" meta:object-count="0" meta:page-count="1" meta:paragraph-count="20" meta:word-count="37" meta:character-count="343" meta:non-whitespace-character-count="326"/>
  </office:meta>
</office:document-meta>
</file>